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58b9"/>
    </style:style>
    <style:style style:name="T1" style:family="text">
      <style:text-properties officeooo:rsid="00155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regazzi</meta:initial-creator>
    <meta:creation-date>2012-12-20T12:21:41</meta:creation-date>
    <dc:date>2012-12-20T12:24:04</dc:date>
    <dc:creator>luca regazzi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6$Linux_x86 LibreOffice_project/360m1$Build-102</meta:generator>
  </office:meta>
</office:document-meta>
</file>